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map style:condition="cell-content()=0" style:apply-style-name="Bad" style:base-cell-address="Sheet1.D1"/>
    </style:style>
    <style:style style:name="ce6" style:family="table-cell" style:parent-style-name="Default" style:data-style-name="N99">
      <style:map style:condition="cell-content()=0" style:apply-style-name="Bad" style:base-cell-address="Sheet1.D1"/>
    </style:style>
    <style:style style:name="ce2" style:family="table-cell" style:parent-style-name="Default">
      <style:map style:condition="cell-content()=0" style:apply-style-name="Bad" style:base-cell-address="Sheet1.G1"/>
    </style:style>
    <style:style style:name="ce3" style:family="table-cell" style:parent-style-name="Default" style:data-style-name="N0">
      <style:map style:condition="cell-content()=0" style:apply-style-name="Bad" style:base-cell-address="Sheet1.G2"/>
    </style:style>
    <style:style style:name="ce4" style:family="table-cell" style:parent-style-name="Default" style:data-style-name="N0">
      <style:map style:condition="cell-content()=0" style:apply-style-name="Bad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ediction Jannik</text:p>
          </table:table-cell>
          <table:table-cell office:value-type="string" calcext:value-type="string">
            <text:p>Labe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Label (4 Classes)</text:p>
          </table:table-cell>
          <table:table-cell office:value-type="string" calcext:value-type="string">
            <text:p>TP</text:p>
          </table:table-cell>
          <table:table-cell table:number-columns-repeated="5"/>
          <table:table-cell office:value-type="string" calcext:value-type="string">
            <text:p>4 class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2]=[.C2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[.B2]=[.F2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cycle la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[.B3]=[.C3]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3]=[.F3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bicycle or pedestrian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style-name="ce6" table:formula="of:=[.B4]=[.C4]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4]=[.F4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r or bicyc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5]=[.C5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5]=[.F5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r la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6]=[.C6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6]=[.F6]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destri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7]=[.C7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7]=[.F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8]=[.C8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8]=[.F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table:formula="of:=[.B9]=[.C9]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9]=[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10]=[.C10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10]=[.F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11]=[.C11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11]=[.F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12]=[.C12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12]=[.F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13]=[.C13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13]=[.F1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14]=[.C14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14]=[.F1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15]=[.C15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15]=[.F1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16]=[.C16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16]=[.F1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table:formula="of:=[.B17]=[.C17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17]=[.F17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18]=[.C18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18]=[.F1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19]=[.C19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19]=[.F1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20]=[.C20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20]=[.F2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21]=[.C21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21]=[.F2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22]=[.C22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22]=[.F2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23]=[.C23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23]=[.F2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24]=[.C24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24]=[.F2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table:formula="of:=[.B25]=[.C25]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25]=[.F2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26]=[.C26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26]=[.F2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27]=[.C27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27]=[.F2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28]=[.C28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28]=[.F2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29]=[.C29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29]=[.F2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30]=[.C30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30]=[.F3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table:formula="of:=[.B31]=[.C31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31]=[.F31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table:formula="of:=[.B32]=[.C32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32]=[.F3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33]=[.C33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33]=[.F3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34]=[.C34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34]=[.F3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35]=[.C35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35]=[.F3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36]=[.C36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36]=[.F3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37]=[.C37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37]=[.F3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38]=[.C38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38]=[.F3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39]=[.C39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39]=[.F3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40]=[.C40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40]=[.F4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41]=[.C41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41]=[.F4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42]=[.C42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42]=[.F4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43]=[.C43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43]=[.F4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44]=[.C44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44]=[.F4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45]=[.C45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45]=[.F4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table:formula="of:=[.B46]=[.C46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46]=[.F4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47]=[.C47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47]=[.F4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table:formula="of:=[.B48]=[.C48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48]=[.F4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49]=[.C49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49]=[.F4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50]=[.C50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50]=[.F5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51]=[.C51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51]=[.F5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52]=[.C52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52]=[.F5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53]=[.C53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53]=[.F5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54]=[.C54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54]=[.F5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55]=[.C55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55]=[.F5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56]=[.C56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56]=[.F5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57]=[.C57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57]=[.F5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58]=[.C58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58]=[.F5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59]=[.C59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59]=[.F5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60]=[.C60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60]=[.F6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61]=[.C61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61]=[.F6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62]=[.C62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62]=[.F6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63]=[.C63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63]=[.F6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64]=[.C64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64]=[.F6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65]=[.C65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65]=[.F6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66]=[.C66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66]=[.F6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67]=[.C67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67]=[.F6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68]=[.C68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68]=[.F6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69]=[.C69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69]=[.F6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70]=[.C70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70]=[.F7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71]=[.C71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71]=[.F7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72]=[.C72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72]=[.F7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73]=[.C73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73]=[.F7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74]=[.C74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74]=[.F7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75]=[.C75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75]=[.F75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76]=[.C76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76]=[.F7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[.B77]=[.C77]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77]=[.F7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78]=[.C78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78]=[.F7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79]=[.C79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79]=[.F7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80]=[.C80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80]=[.F8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81]=[.C81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81]=[.F8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82]=[.C82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82]=[.F8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83]=[.C83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83]=[.F8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84]=[.C84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84]=[.F8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85]=[.C85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85]=[.F8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86]=[.C86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86]=[.F86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87]=[.C87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87]=[.F8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88]=[.C88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88]=[.F8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[.B89]=[.C89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89]=[.F8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90]=[.C90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90]=[.F9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[.B91]=[.C91]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91]=[.F9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92]=[.C92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92]=[.F9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[.B93]=[.C93]" office:value-type="boolean" office:boolean-value="true" calcext:value-type="boolean">
            <text:p>TRU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93]=[.F9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94]=[.C94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94]=[.F94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95]=[.C95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95]=[.F9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table:formula="of:=[.B96]=[.C96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table:formula="of:=[.B96]=[.F9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[.B97]=[.C97]" office:value-type="boolean" office:boolean-value="true" calcext:value-type="boolean">
            <text:p>TRU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97]=[.F97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table:formula="of:=[.B98]=[.C98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98]=[.F98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[.B99]=[.C99]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[.B99]=[.F9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table:formula="of:=[.B100]=[.C100]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table:formula="of:=[.B100]=[.F10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table:formula="of:=[.B101]=[.C101]" office:value-type="boolean" office:boolean-value="true" calcext:value-type="boolean">
            <text:p>TRUE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table:formula="of:=[.B101]=[.F10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table:formula="of:=SUM([.D2:.D101])" office:value-type="float" office:value="67" calcext:value-type="float">
            <text:p>67</text:p>
          </table:table-cell>
          <table:table-cell/>
          <table:table-cell office:value-type="string" calcext:value-type="string">
            <text:p>Accuracy</text:p>
          </table:table-cell>
          <table:table-cell table:formula="of:=SUM([.G2:.G101])" office:value-type="float" office:value="80" calcext:value-type="float">
            <text:p>80</text:p>
          </table:table-cell>
          <table:table-cell table:number-columns-repeated="6"/>
        </table:table-row>
        <table:table-row table:style-name="ro1" table:number-rows-repeated="104847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D1:Sheet1.D1048576">
            <calcext:condition calcext:apply-style-name="Bad" calcext:value="=0" calcext:base-cell-address="Sheet1.D1"/>
          </calcext:conditional-format>
          <calcext:conditional-format calcext:target-range-address="Sheet1.G2:Sheet1.G2">
            <calcext:condition calcext:apply-style-name="Bad" calcext:value="=0" calcext:base-cell-address="Sheet1.G2"/>
          </calcext:conditional-format>
          <calcext:conditional-format calcext:target-range-address="Sheet1.G1:Sheet1.G1048576">
            <calcext:condition calcext:apply-style-name="Bad" calcext:value="=0" calcext:base-cell-address="Sheet1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9:03:00.107574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3:52:50.376139228</meta:creation-date>
    <dc:date>2020-03-19T19:05:41.481786343</dc:date>
    <meta:editing-duration>PT37M12S</meta:editing-duration>
    <meta:editing-cycles>7</meta:editing-cycles>
    <meta:generator>LibreOffice/6.0.7.3$Linux_X86_64 LibreOffice_project/00m0$Build-3</meta:generator>
    <meta:document-statistic meta:table-count="1" meta:cell-count="622" meta:object-count="0"/>
  </office:meta>
</office:document-meta>
</file>